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78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254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重要幹部人事考績表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期間</text:span><text:span text:style-name="T2">  </text:span><text:span text:style-name="T3">年</text:span><text:span text:style-name="T2">  </text:span><text:span text:style-name="T3">月</text:span><text:span text:style-name="T2">  </text:span><text:span text:style-name="T3">日</text:span><text:span text:style-name="T2">~  </text:span><text:span text:style-name="T3">年</text:span><text:span text:style-name="T2">  </text:span><text:span text:style-name="T3">月</text:span><text:span text:style-name="T2">  </text:span><text:span text:style-name="T3">日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1" office:value-type="string" calcext:value-type="string" table:number-columns-spanned="1" table:number-rows-spanned="2">
            <text:p>              <text:span text:style-name="T1">部</text:span></text:p>
          </table:table-cell>
          <table:table-cell table:style-name="ce11" office:value-type="string" calcext:value-type="string" table:number-columns-spanned="1" table:number-rows-spanned="2">
            <text:p>           <text:span text:style-name="T1">課</text:span></text:p>
          </table:table-cell>
          <table:table-cell table:style-name="ce11" office:value-type="string" calcext:value-type="string" table:number-columns-spanned="1" table:number-rows-spanned="2">
            <text:p>         <text:span text:style-name="T1">組</text:span>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0" table:number-columns-spanned="3" table:number-rows-spanned="2"/>
          <table:covered-table-cell table:number-columns-repeated="2" table:style-name="ce20"/>
          <table:table-cell table:style-name="ce5" table:number-columns-repeated="1016"/>
        </table:table-row>
        <table:table-row table:style-name="ro3">
          <table:covered-table-cell table:style-name="ce4"/>
          <table:covered-table-cell table:number-columns-repeated="3" table:style-name="ce12"/>
          <table:covered-table-cell table:style-name="ce4"/>
          <table:covered-table-cell table:number-columns-repeated="3" table:style-name="ce20"/>
          <table:table-cell table:style-name="ce5" table:number-columns-repeated="1016"/>
        </table:table-row>
        <table:table-row table:style-name="ro2">
          <table:table-cell table:style-name="ce5"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分類</text:p>
          </table:table-cell>
          <table:table-cell table:style-name="ce7" office:value-type="string" calcext:value-type="string" table:number-columns-spanned="2" table:number-rows-spanned="2">
            <text:p>評價內容</text:p>
          </table:table-cell>
          <table:covered-table-cell table:style-name="ce16"/>
          <table:table-cell table:style-name="ce3" office:value-type="string" calcext:value-type="string" table:number-columns-spanned="1" table:number-rows-spanned="2">
            <text:p>滿分</text:p>
          </table:table-cell>
          <table:table-cell table:style-name="ce19" office:value-type="string" calcext:value-type="string" table:number-columns-spanned="1" table:number-rows-spanned="2">
            <text:p>1<text:span text:style-name="T1">次</text:span></text:p>
          </table:table-cell>
          <table:table-cell table:style-name="ce19" office:value-type="string" calcext:value-type="string" table:number-columns-spanned="1" table:number-rows-spanned="2">
            <text:p>2<text:span text:style-name="T1">次</text:span></text:p>
          </table:table-cell>
          <table:table-cell table:style-name="ce3" office:value-type="string" calcext:value-type="string" table:number-columns-spanned="1" table:number-rows-spanned="2">
            <text:p>調整</text:p>
          </table:table-cell>
          <table:table-cell table:style-name="ce3" office:value-type="string" calcext:value-type="string" table:number-columns-spanned="1" table:number-rows-spanned="2">
            <text:p>決定</text:p>
          </table:table-cell>
          <table:table-cell table:style-name="ce5" table:number-columns-repeated="1016"/>
        </table:table-row>
        <table:table-row table:style-name="ro2">
          <table:covered-table-cell table:style-name="ce4"/>
          <table:covered-table-cell table:style-name="ce13"/>
          <table:covered-table-cell table:style-name="ce14"/>
          <table:covered-table-cell table:number-columns-repeated="5" table:style-name="ce4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領導能力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是否率先示範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欲困難時是否沈著地指導部屬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是否公平地對待部屬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小組是否充滿活力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是否得到部屬的肯定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培育部屬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是否正確掌握部屬之優缺點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是否能從旁幫助部屬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是否適才適所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是否能引發部屬自我啟發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聆聽部署意見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士氣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是否注意身體健康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是否謹慎使用金錢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是否熱衷於小組內部意見的溝通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絕不引起異性問題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不與顧客勾結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責任感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責任感強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即使工作難也勇於面對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努力處理事情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預測過錯並想出對策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冷靜不感情用事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啟發性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與別人配合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重視與其他部門的協調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樂於幫助同事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積極參與公司的活動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審察自己的能力學習新知識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5">
            <text:p>自我啟發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以廣闊的眼光看自己與公司的未來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豐富自己的情緒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不向外人傾訴自己工作上的部門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6"/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即使是份外的事也能企劃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covered-table-cell table:style-name="ce4"/>
          <table:table-cell table:style-name="ce14" office:value-type="float" office:value="30" calcext:value-type="float">
            <text:p>30</text:p>
          </table:table-cell>
          <table:table-cell table:style-name="ce17" office:value-type="string" calcext:value-type="string">
            <text:p>以長期的展望制定目標並實現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21"/>
          <table:table-cell table:style-name="ce5" table:number-columns-repeated="1016"/>
        </table:table-row>
        <table:table-row table:style-name="ro2">
          <table:table-cell table:style-name="ce7" office:value-type="string" calcext:value-type="string" table:number-columns-spanned="3" table:number-rows-spanned="1">
            <text:p>評價分數合計</text:p>
          </table:table-cell>
          <table:covered-table-cell table:style-name="ce15"/>
          <table:covered-table-cell table:style-name="ce18"/>
          <table:table-cell table:style-name="ce14" table:formula="of:=SUM([.D8:.D37])" office:value-type="float" office:value="200" calcext:value-type="float">
            <text:p>200</text:p>
          </table:table-cell>
          <table:table-cell table:style-name="ce14" table:number-columns-repeated="4"/>
          <table:table-cell table:style-name="ce5" table:number-columns-repeated="1016"/>
        </table:table-row>
        <table:table-row table:style-name="ro2" table:number-rows-repeated="46">
          <table:table-cell table:style-name="ce5" table:number-columns-repeated="1024"/>
        </table:table-row>
        <table:table-row table:style-name="ro4" table:number-rows-repeated="17">
          <table:table-cell table:style-name="ce5" table:number-columns-repeated="1024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44:52</meta:creation-date>
    <dc:creator>Administrator</dc:creator>
    <dc:date>2004-08-23T13:45:37</dc:date>
    <meta:print-date>2004-04-19T15:49:14</meta:print-date>
    <meta:document-statistic meta:table-count="1" meta:cell-count="11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